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mfortaa Light" svg:font-family="'Comfortaa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end-width="0.076cm" draw:fill="solid" draw:fill-color="#ffffff" fo:min-height="4.399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076cm" draw:marker-end-width="0.076cm" draw:fill="solid" draw:fill-color="#ffffff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11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076cm" draw:marker-end-width="0.076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ffffff" fo:min-height="0.458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fill="solid" draw:fill-color="#ffffff" fo:min-height="0.471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.471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.56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.843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.03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dddddd" fo:min-height="0.471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width="0.051cm" svg:stroke-color="#000000" draw:marker-start-width="0.076cm" draw:marker-end-width="0.076cm" draw:fill="solid" draw:fill-color="#dddddd" fo:min-height="0.34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solid" svg:stroke-width="0.051cm" svg:stroke-color="#000000" draw:marker-start-width="0.076cm" draw:marker-end-width="0.076cm" draw:fill="solid" draw:fill-color="#dddddd" fo:min-height="0.72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solid" draw:fill-color="#8e86ae" fo:min-height="0.941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solid" svg:stroke-width="0.051cm" svg:stroke-color="#000000" draw:marker-start-width="0.076cm" draw:marker-end-width="0.076cm" draw:fill="solid" draw:fill-color="#8e86ae" fo:min-height="0.47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solid" draw:fill-color="#00a933" fo:min-height="0.941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solid" svg:stroke-width="0.051cm" svg:stroke-color="#000000" draw:marker-start-width="0.076cm" draw:marker-end-width="0.076cm" draw:fill="solid" draw:fill-color="#00a933" fo:min-height="0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000000" draw:marker-start-width="0.076cm" draw:marker-end-width="0.076cm" draw:fill="solid" draw:fill-color="#ff3838" fo:min-height="0.941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/>
      <style:text-properties style:font-name="Comfortaa Light" fo:font-size="12pt"/>
    </style:style>
    <style:style style:name="P2" style:family="paragraph">
      <loext:graphic-properties draw:fill="solid" draw:fill-color="#ffffff"/>
      <style:paragraph-properties fo:text-align="center"/>
      <style:text-properties style:font-name="Comfortaa Light" fo:font-size="12pt"/>
    </style:style>
    <style:style style:name="P3" style:family="paragraph">
      <style:paragraph-properties fo:text-align="center"/>
      <style:text-properties style:font-name="Comfortaa Light" fo:font-size="12pt"/>
    </style:style>
    <style:style style:name="P4" style:family="paragraph">
      <style:text-properties style:font-name="Comfortaa Light" fo:font-size="12pt"/>
    </style:style>
    <style:style style:name="P5" style:family="paragraph">
      <loext:graphic-properties draw:fill="solid" draw:fill-color="#ffbf00"/>
      <style:text-properties style:font-name="Comfortaa Light" fo:font-size="12pt"/>
    </style:style>
    <style:style style:name="P6" style:family="paragraph">
      <loext:graphic-properties draw:fill="solid" draw:fill-color="#dddddd"/>
      <style:text-properties style:font-name="Comfortaa Light" fo:font-size="12pt"/>
    </style:style>
    <style:style style:name="P7" style:family="paragraph">
      <loext:graphic-properties draw:fill="solid" draw:fill-color="#8e86ae"/>
      <style:text-properties style:font-name="Comfortaa Light" fo:font-size="12pt"/>
    </style:style>
    <style:style style:name="P8" style:family="paragraph">
      <loext:graphic-properties draw:fill="solid" draw:fill-color="#00a933"/>
      <style:text-properties style:font-name="Comfortaa Light" fo:font-size="12pt"/>
    </style:style>
    <style:style style:name="P9" style:family="paragraph">
      <loext:graphic-properties draw:fill="solid" draw:fill-color="#ff3838"/>
      <style:text-properties style:font-name="Comfortaa Light" fo:font-size="12pt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4.699cm" svg:x="0.111cm" svg:y="10.398cm">
          <draw:text-box>
            <text:p text:style-name="P4"/>
          </draw:text-box>
        </draw:frame>
        <draw:line draw:style-name="gr2" draw:text-style-name="P2" draw:layer="layout" svg:x1="1cm" svg:y1="6.969cm" svg:x2="29.48cm" svg:y2="6.969cm">
          <text:p/>
        </draw:line>
        <draw:custom-shape draw:style-name="gr3" draw:text-style-name="P2" xml:id="id1" draw:id="id1" draw:layer="layout" svg:width="0.508cm" svg:height="0.508cm" svg:x="14.843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508cm" svg:height="0.508cm" svg:x="29.32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s" svg:x1="15.097cm" svg:y1="6.715cm" svg:x2="15.605cm" svg:y2="5.694cm" draw:start-shape="id1" draw:start-glue-point="4" draw:end-shape="id2" draw:end-glue-point="3" svg:d="M15097 6715v-526l-18-495h526" svg:viewBox="0 0 527 1022">
          <text:p/>
        </draw:connector>
        <draw:frame draw:style-name="gr5" draw:text-style-name="P2" xml:id="id2" draw:id="id2" draw:layer="layout" svg:width="1.524cm" svg:height="0.771cm" svg:x="15.605cm" svg:y="5.309cm">
          <draw:text-box>
            <text:p text:style-name="P3">1700</text:p>
          </draw:text-box>
        </draw:frame>
        <draw:frame draw:style-name="gr6" draw:text-style-name="P2" xml:id="id4" draw:id="id4" draw:layer="layout" svg:width="1.524cm" svg:height="0.771cm" svg:x="27.416cm" svg:y="13.827cm">
          <draw:text-box>
            <text:p text:style-name="P3">1800</text:p>
          </draw:text-box>
        </draw:frame>
        <draw:connector draw:style-name="gr4" draw:text-style-name="P2" draw:layer="layout" draw:type="lines" svg:x1="29.575cm" svg:y1="7.223cm" svg:x2="28.94cm" svg:y2="14.212cm" draw:start-shape="id3" draw:start-glue-point="8" draw:end-shape="id4" draw:end-glue-point="1" svg:d="M29575 7223v527l-109 6462h-526" svg:viewBox="0 0 636 6990">
          <text:p/>
        </draw:connector>
        <draw:connector draw:style-name="gr4" draw:text-style-name="P2" draw:layer="layout" draw:type="lines" svg:x1="15.097cm" svg:y1="7.223cm" svg:x2="13.954cm" svg:y2="10.783cm" draw:start-shape="id1" draw:start-glue-point="8" draw:end-shape="id5" draw:end-glue-point="1" svg:d="M15097 7223v527l-617 3033h-526" svg:viewBox="0 0 1144 3561">
          <text:p/>
        </draw:connector>
        <draw:connector draw:style-name="gr4" draw:text-style-name="P2" draw:layer="layout" draw:type="lines" svg:x1="29.575cm" svg:y1="6.715cm" svg:x2="29.067cm" svg:y2="0.877cm" draw:start-shape="id3" draw:start-glue-point="4" draw:end-shape="id6" draw:end-glue-point="1" svg:d="M29575 6715v-526l18-5312h-526" svg:viewBox="0 0 527 5839">
          <text:p/>
        </draw:connector>
        <draw:custom-shape draw:style-name="gr3" draw:text-style-name="P2" xml:id="id7" draw:id="id7" draw:layer="layout" svg:width="0.508cm" svg:height="0.508cm" svg:x="0.74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xml:id="id8" draw:id="id8" draw:layer="layout" svg:width="1.524cm" svg:height="0.771cm" svg:x="1.508cm" svg:y="8.366cm">
          <draw:text-box>
            <text:p text:style-name="P3">1600</text:p>
          </draw:text-box>
        </draw:frame>
        <draw:connector draw:style-name="gr4" draw:text-style-name="P2" draw:layer="layout" draw:type="lines" svg:x1="1cm" svg:y1="7.196cm" svg:x2="1.508cm" svg:y2="8.751cm" draw:start-shape="id7" draw:start-glue-point="8" draw:end-shape="id8" draw:end-glue-point="3" svg:d="M1000 7196v527l-18 1028h526" svg:viewBox="0 0 527 1556">
          <text:p/>
        </draw:connector>
        <draw:connector draw:style-name="gr4" draw:text-style-name="P2" draw:layer="layout" draw:type="lines" svg:x1="1cm" svg:y1="6.688cm" svg:x2="1.508cm" svg:y2="1.675cm" draw:start-shape="id7" draw:start-glue-point="4" draw:end-shape="id9" draw:end-glue-point="3" svg:d="M1000 6688v-526l-18-4487h526" svg:viewBox="0 0 527 5014">
          <text:p/>
        </draw:connector>
        <draw:frame draw:style-name="gr7" draw:text-style-name="P5" xml:id="id9" draw:id="id9" draw:layer="layout" svg:width="3.429cm" svg:height="1.241cm" svg:x="1.508cm" svg:y="1.055cm">
          <draw:text-box>
            <text:p text:style-name="P4">Mexico City, 1594</text:p>
          </draw:text-box>
        </draw:frame>
        <draw:frame draw:style-name="gr7" draw:text-style-name="P5" xml:id="id11" draw:id="id11" draw:layer="layout" svg:width="2.794cm" svg:height="0.771cm" svg:x="5.699cm" svg:y="1.626cm">
          <draw:text-box>
            <text:p text:style-name="P4">Lima, 1618</text:p>
          </draw:text-box>
        </draw:frame>
        <draw:connector draw:style-name="gr4" draw:text-style-name="P2" draw:layer="layout" draw:type="lines" svg:x1="3.286cm" svg:y1="6.715cm" svg:x2="7.096cm" svg:y2="2.397cm" draw:start-shape="id10" draw:start-glue-point="4" draw:end-shape="id11" draw:end-glue-point="2" svg:d="M3286 6715v-526l3810-3266v-526" svg:viewBox="0 0 3811 4319">
          <text:p/>
        </draw:connector>
        <draw:custom-shape draw:style-name="gr3" draw:text-style-name="P2" xml:id="id10" draw:id="id10" draw:layer="layout" svg:width="0.508cm" svg:height="0.508cm" svg:x="3.03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xml:id="id22" draw:id="id22" draw:layer="layout" svg:width="4.191cm" svg:height="1.241cm" svg:x="25.13cm" svg:y="1.635cm">
          <draw:text-box>
            <text:p text:style-name="P4">Caracas and Guatemala, 1793</text:p>
          </draw:text-box>
        </draw:frame>
        <draw:frame draw:style-name="gr9" draw:text-style-name="P5" xml:id="id12" draw:id="id12" draw:layer="layout" svg:width="4.445cm" svg:height="1.241cm" svg:x="22.082cm" svg:y="13.446cm">
          <draw:text-box>
            <text:p text:style-name="P4">Buenos Aires and Havana, 1794</text:p>
          </draw:text-box>
        </draw:frame>
        <draw:connector draw:style-name="gr4" draw:text-style-name="P2" draw:layer="layout" draw:type="lines" svg:x1="29.576cm" svg:y1="7.224cm" svg:x2="26.527cm" svg:y2="14.066cm" draw:end-shape="id12" draw:end-glue-point="1" svg:d="M29576 7224l-2523 6842h-526" svg:viewBox="0 0 3050 6843">
          <text:p/>
        </draw:connector>
        <draw:frame draw:style-name="gr10" draw:text-style-name="P5" xml:id="id13" draw:id="id13" draw:layer="layout" svg:width="4.318cm" svg:height="1.711cm" svg:x="22.463cm" svg:y="11.608cm">
          <draw:text-box>
            <text:p text:style-name="P4">Cartagena, Chile, Guadalajara, Veracruz, 1795</text:p>
          </draw:text-box>
        </draw:frame>
        <draw:connector draw:style-name="gr4" draw:text-style-name="P2" draw:layer="layout" draw:type="lines" svg:x1="29.576cm" svg:y1="7.224cm" svg:x2="26.781cm" svg:y2="12.463cm" draw:end-shape="id13" draw:end-glue-point="1" svg:d="M29576 7224l-2269 5239h-526" svg:viewBox="0 0 2796 5240">
          <text:p/>
        </draw:connector>
        <draw:frame draw:style-name="gr11" draw:text-style-name="P5" draw:layer="layout" svg:width="2.159cm" svg:height="1.241cm" svg:x="7.858cm" svg:y="12.205cm">
          <draw:text-box>
            <text:p text:style-name="P4">Mining guilds</text:p>
          </draw:text-box>
        </draw:frame>
        <draw:frame draw:style-name="gr12" draw:text-style-name="P6" xml:id="id5" draw:id="id5" draw:layer="layout" svg:width="2.413cm" svg:height="0.771cm" svg:x="11.541cm" svg:y="10.398cm">
          <draw:text-box>
            <text:p text:style-name="P4">4 million </text:p>
          </draw:text-box>
        </draw:frame>
        <draw:frame draw:style-name="gr13" draw:text-style-name="P6" xml:id="id6" draw:id="id6" draw:layer="layout" svg:width="2.794cm" svg:height="0.771cm" svg:x="26.273cm" svg:y="0.492cm">
          <draw:text-box>
            <text:p text:style-name="P4">27 million </text:p>
          </draw:text-box>
        </draw:frame>
        <draw:frame draw:style-name="gr14" draw:text-style-name="P6" draw:layer="layout" svg:width="4.191cm" svg:height="1.711cm" svg:x="0.365cm" svg:y="10.619cm">
          <draw:text-box>
            <text:p text:style-name="P4">Mexican pesos mined (gold and silver)</text:p>
          </draw:text-box>
        </draw:frame>
        <draw:custom-shape draw:style-name="gr15" draw:text-style-name="P2" draw:layer="layout" svg:width="0.508cm" svg:height="0.508cm" svg:x="28.422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4.191cm" svg:height="1.241cm" svg:x="5.826cm" svg:y="10.652cm">
          <draw:text-box>
            <text:p text:style-name="P4">Mexican college founded</text:p>
          </draw:text-box>
        </draw:frame>
        <draw:frame draw:style-name="gr17" draw:text-style-name="P7" xml:id="id16" draw:id="id16" draw:layer="layout" svg:width="3.175cm" svg:height="0.771cm" svg:x="20.05cm" svg:y="3.286cm">
          <draw:text-box>
            <text:p text:style-name="P4">Mining, 1792</text:p>
          </draw:text-box>
        </draw:frame>
        <draw:frame draw:style-name="gr17" draw:text-style-name="P7" xml:id="id14" draw:id="id14" draw:layer="layout" svg:width="3.428cm" svg:height="0.771cm" svg:x="19.67cm" svg:y="2.143cm">
          <draw:text-box>
            <text:p text:style-name="P4">Botany, 1788</text:p>
          </draw:text-box>
        </draw:frame>
        <draw:connector draw:style-name="gr4" draw:text-style-name="P2" draw:layer="layout" draw:type="lines" svg:x1="28.677cm" svg:y1="6.716cm" svg:x2="23.098cm" svg:y2="2.528cm" draw:end-shape="id14" draw:end-glue-point="1" svg:d="M28677 6716l-5053-4188h-526" svg:viewBox="0 0 5580 4189">
          <text:p/>
        </draw:connector>
        <draw:frame draw:style-name="gr17" draw:text-style-name="P7" xml:id="id15" draw:id="id15" draw:layer="layout" svg:width="2.667cm" svg:height="0.771cm" svg:x="20.05cm" svg:y="0.864cm">
          <draw:text-box>
            <text:p text:style-name="P4">Arts, 1785</text:p>
          </draw:text-box>
        </draw:frame>
        <draw:connector draw:style-name="gr4" draw:text-style-name="P2" draw:layer="layout" draw:type="lines" svg:x1="28.677cm" svg:y1="6.717cm" svg:x2="22.717cm" svg:y2="1.249cm" draw:end-shape="id15" draw:end-glue-point="1" svg:d="M28677 6717l-5434-5468h-526" svg:viewBox="0 0 5961 5469">
          <text:p/>
        </draw:connector>
        <draw:frame draw:style-name="gr18" draw:text-style-name="P8" draw:layer="layout" svg:width="4.191cm" svg:height="1.241cm" svg:x="0.365cm" svg:y="12.684cm">
          <draw:text-box>
            <text:p text:style-name="P4">Guatemalan college founded</text:p>
          </draw:text-box>
        </draw:frame>
        <draw:frame draw:style-name="gr19" draw:text-style-name="P8" xml:id="id19" draw:id="id19" draw:layer="layout" svg:width="4.572cm" svg:height="1.241cm" svg:x="22.236cm" svg:y="8.406cm">
          <draw:text-box>
            <text:p text:style-name="P4">Drawing, mathematics, 1797</text:p>
          </draw:text-box>
        </draw:frame>
        <draw:connector draw:style-name="gr4" draw:text-style-name="P2" draw:layer="layout" draw:type="lines" svg:x1="28.677cm" svg:y1="6.717cm" svg:x2="23.225cm" svg:y2="3.671cm" draw:end-shape="id16" draw:end-glue-point="1" svg:d="M28677 6717l-4926-3046h-526" svg:viewBox="0 0 5453 3047">
          <text:p/>
        </draw:connector>
        <draw:frame draw:style-name="gr19" draw:text-style-name="P8" xml:id="id20" draw:id="id20" draw:layer="layout" svg:width="4.572cm" svg:height="1.241cm" svg:x="21.955cm" svg:y="9.928cm">
          <draw:text-box>
            <text:p text:style-name="P4">Botanical garden, 1796</text:p>
          </draw:text-box>
        </draw:frame>
        <draw:frame draw:style-name="gr20" draw:text-style-name="P9" draw:layer="layout" svg:width="4.191cm" svg:height="1.241cm" svg:x="5.826cm" svg:y="13.729cm">
          <draw:text-box>
            <text:p text:style-name="P4">Columbian college founded</text:p>
          </draw:text-box>
        </draw:frame>
        <draw:frame draw:style-name="gr20" draw:text-style-name="P9" xml:id="id17" draw:id="id17" draw:layer="layout" svg:width="4.191cm" svg:height="1.241cm" svg:x="16.748cm" svg:y="7.76cm">
          <draw:text-box>
            <text:p text:style-name="P4">Mathematics academy, 1760</text:p>
          </draw:text-box>
        </draw:frame>
        <draw:custom-shape draw:style-name="gr15" draw:text-style-name="P2" xml:id="id18" draw:id="id18" draw:layer="layout" svg:width="0.508cm" svg:height="0.508cm" svg:x="24.49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s" svg:x1="20.939cm" svg:y1="8.38cm" svg:x2="24.566cm" svg:y2="7.149cm" draw:start-shape="id17" draw:start-glue-point="1" draw:end-shape="id18" draw:end-glue-point="7" svg:d="M20939 8380h526l2501-1231h600" svg:viewBox="0 0 3628 1232">
          <text:p/>
        </draw:connector>
        <draw:frame draw:style-name="gr20" draw:text-style-name="P9" xml:id="id21" draw:id="id21" draw:layer="layout" svg:width="4.191cm" svg:height="1.241cm" svg:x="19.415cm" svg:y="4.556cm">
          <draw:text-box>
            <text:p text:style-name="P4">Chemical and Metallurgy 1792</text:p>
          </draw:text-box>
        </draw:frame>
        <draw:connector draw:style-name="gr4" draw:text-style-name="P2" draw:layer="layout" draw:type="lines" svg:x1="28.677cm" svg:y1="6.717cm" svg:x2="23.225cm" svg:y2="3.671cm" svg:d="M28677 6717l-4926-3046h-526" svg:viewBox="0 0 5453 3047">
          <text:p/>
        </draw:connector>
        <draw:connector draw:style-name="gr4" draw:text-style-name="P2" draw:layer="layout" draw:type="lines" svg:x1="29.577cm" svg:y1="7.225cm" svg:x2="26.808cm" svg:y2="9.026cm" draw:end-shape="id19" draw:end-glue-point="1" svg:d="M29577 7225l-2243 1801h-526" svg:viewBox="0 0 2770 1802">
          <text:p/>
        </draw:connector>
        <draw:connector draw:style-name="gr4" draw:text-style-name="P2" draw:layer="layout" draw:type="lines" svg:x1="29.577cm" svg:y1="7.225cm" svg:x2="26.527cm" svg:y2="10.548cm" draw:end-shape="id20" draw:end-glue-point="1" svg:d="M29577 7225l-2524 3323h-526" svg:viewBox="0 0 3051 3324">
          <text:p/>
        </draw:connector>
        <draw:connector draw:style-name="gr4" draw:text-style-name="P2" draw:layer="layout" draw:type="lines" svg:x1="28.677cm" svg:y1="6.717cm" svg:x2="23.606cm" svg:y2="5.176cm" draw:end-shape="id21" draw:end-glue-point="1" svg:d="M28677 6717l-4545-1541h-526" svg:viewBox="0 0 5072 1542">
          <text:p/>
        </draw:connector>
        <draw:connector draw:style-name="gr4" draw:text-style-name="P2" draw:layer="layout" draw:type="lines" svg:x1="28.677cm" svg:y1="6.717cm" svg:x2="27.225cm" svg:y2="2.876cm" draw:end-shape="id22" draw:end-glue-point="2" svg:d="M28677 6717l-1452-3315v-526" svg:viewBox="0 0 1453 3842">
          <text:p/>
        </draw:connector>
        <draw:frame draw:style-name="gr6" draw:text-style-name="P2" draw:layer="layout" svg:width="10.033cm" svg:height="0.771cm" svg:x="4.302cm" svg:y="5.817cm">
          <draw:text-box>
            <text:p text:style-name="P3">Beginnings of the Scientific Revolut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mfortaa Light" svg:font-family="'Comfortaa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9T22:21:01.873046217</meta:creation-date>
    <dc:date>2021-01-19T23:21:56.491176665</dc:date>
    <meta:editing-duration>PT19M21S</meta:editing-duration>
    <meta:editing-cycles>3</meta:editing-cycles>
    <meta:generator>LibreOffice/7.0.4.2$Linux_X86_64 LibreOffice_project/00$Build-2</meta:generator>
    <meta:document-statistic meta:object-count="49"/>
  </office:meta>
</office:document-meta>
</file>